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eeSans1" svg:font-family="FreeSans" style:font-family-generic="swiss"/>
    <style:font-face style:name="LM Mono 10" svg:font-family="'LM Mono 10'"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08677" officeooo:paragraph-rsid="00108677"/>
    </style:style>
    <style:style style:name="P2" style:family="paragraph" style:parent-style-name="Standard">
      <style:paragraph-properties fo:text-align="start" style:justify-single-word="false"/>
      <style:text-properties fo:font-weight="bold" officeooo:rsid="00108677" officeooo:paragraph-rsid="00108677" style:font-weight-asian="bold" style:font-weight-complex="bold"/>
    </style:style>
    <style:style style:name="P3" style:family="paragraph" style:parent-style-name="Standard">
      <style:paragraph-properties fo:text-align="center" style:justify-single-word="false"/>
      <style:text-properties fo:font-size="14pt" fo:font-weight="bold" officeooo:rsid="00108677" officeooo:paragraph-rsid="00108677" style:font-size-asian="14pt" style:font-weight-asian="bold" style:font-size-complex="14pt" style:font-weight-complex="bold"/>
    </style:style>
    <style:style style:name="P4" style:family="paragraph" style:parent-style-name="Standard">
      <style:text-properties officeooo:rsid="0011cbf7" officeooo:paragraph-rsid="0011cbf7"/>
    </style:style>
    <style:style style:name="P5" style:family="paragraph" style:parent-style-name="Standard">
      <style:text-properties officeooo:rsid="0011cbf7" officeooo:paragraph-rsid="00178dc2"/>
    </style:style>
    <style:style style:name="P6" style:family="paragraph" style:parent-style-name="Standard">
      <style:text-properties style:font-name="LM Mono 10" officeooo:rsid="0011cbf7" officeooo:paragraph-rsid="0011cbf7"/>
    </style:style>
    <style:style style:name="P7" style:family="paragraph" style:parent-style-name="Standard">
      <style:text-properties style:font-name="LM Mono 10" officeooo:rsid="0011cbf7" officeooo:paragraph-rsid="001af994"/>
    </style:style>
    <style:style style:name="P8" style:family="paragraph" style:parent-style-name="Standard">
      <style:text-properties officeooo:paragraph-rsid="00158e8b"/>
    </style:style>
    <style:style style:name="P9" style:family="paragraph" style:parent-style-name="Standard">
      <style:text-properties style:font-name="Liberation Serif" officeooo:rsid="00158e8b" officeooo:paragraph-rsid="00158e8b"/>
    </style:style>
    <style:style style:name="P10" style:family="paragraph" style:parent-style-name="Standard">
      <style:text-properties style:font-name="Liberation Serif" officeooo:rsid="00158e8b" officeooo:paragraph-rsid="00178dc2"/>
    </style:style>
    <style:style style:name="P11" style:family="paragraph" style:parent-style-name="Standard">
      <style:text-properties style:font-name="Liberation Serif" officeooo:rsid="0011cbf7" officeooo:paragraph-rsid="00158e8b"/>
    </style:style>
    <style:style style:name="P12" style:family="paragraph" style:parent-style-name="Standard">
      <style:text-properties style:font-name="Liberation Serif" officeooo:paragraph-rsid="00158e8b"/>
    </style:style>
    <style:style style:name="P13" style:family="paragraph" style:parent-style-name="Standard">
      <style:text-properties style:font-name="Liberation Serif" officeooo:rsid="001896fb" officeooo:paragraph-rsid="001896fb"/>
    </style:style>
    <style:style style:name="P14" style:family="paragraph" style:parent-style-name="Standard">
      <style:text-properties style:font-name="Liberation Serif" officeooo:rsid="001af994" officeooo:paragraph-rsid="001af994"/>
    </style:style>
    <style:style style:name="P15" style:family="paragraph" style:parent-style-name="Standard">
      <style:text-properties officeooo:paragraph-rsid="00178dc2"/>
    </style:style>
    <style:style style:name="P16" style:family="paragraph" style:parent-style-name="Standard">
      <style:text-properties officeooo:paragraph-rsid="001896fb"/>
    </style:style>
    <style:style style:name="P17" style:family="paragraph" style:parent-style-name="Standard">
      <style:text-properties officeooo:paragraph-rsid="001af994"/>
    </style:style>
    <style:style style:name="T1" style:family="text">
      <style:text-properties style:text-line-through-style="none" style:text-line-through-type="none"/>
    </style:style>
    <style:style style:name="T2" style:family="text">
      <style:text-properties style:text-line-through-style="none" style:text-line-through-type="none" officeooo:rsid="0011ec2f"/>
    </style:style>
    <style:style style:name="T3" style:family="text">
      <style:text-properties style:text-line-through-style="none" style:text-line-through-type="none" style:font-name="LM Mono 10"/>
    </style:style>
    <style:style style:name="T4" style:family="text">
      <style:text-properties style:text-line-through-style="none" style:text-line-through-type="none" style:font-name="LM Mono 10" officeooo:rsid="0011ec2f"/>
    </style:style>
    <style:style style:name="T5" style:family="text">
      <style:text-properties style:text-line-through-style="none" style:text-line-through-type="none" style:font-name="LM Mono 10" officeooo:rsid="0011cbf7"/>
    </style:style>
    <style:style style:name="T6" style:family="text">
      <style:text-properties style:text-line-through-style="none" style:text-line-through-type="none" style:font-name="LM Mono 10" officeooo:rsid="00158e8b"/>
    </style:style>
    <style:style style:name="T7" style:family="text">
      <style:text-properties style:text-line-through-style="none" style:text-line-through-type="none" style:font-name="LM Mono 10" officeooo:rsid="00178dc2"/>
    </style:style>
    <style:style style:name="T8" style:family="text">
      <style:text-properties style:text-line-through-style="none" style:text-line-through-type="none" style:font-name="LM Mono 10" officeooo:rsid="001896fb"/>
    </style:style>
    <style:style style:name="T9" style:family="text">
      <style:text-properties style:text-line-through-style="none" style:text-line-through-type="none" style:font-name="LM Mono 10" officeooo:rsid="001af994"/>
    </style:style>
    <style:style style:name="T10" style:family="text">
      <style:text-properties style:text-line-through-style="none" style:text-line-through-type="none" officeooo:rsid="00158e8b"/>
    </style:style>
    <style:style style:name="T11" style:family="text">
      <style:text-properties style:text-line-through-style="none" style:text-line-through-type="none" officeooo:rsid="00175b5f"/>
    </style:style>
    <style:style style:name="T12" style:family="text">
      <style:text-properties style:text-line-through-style="none" style:text-line-through-type="none" officeooo:rsid="00178dc2"/>
    </style:style>
    <style:style style:name="T13" style:family="text">
      <style:text-properties style:text-line-through-style="none" style:text-line-through-type="none" style:font-name="Liberation Serif" officeooo:rsid="001896fb"/>
    </style:style>
    <style:style style:name="T14" style:family="text">
      <style:text-properties style:text-line-through-style="none" style:text-line-through-type="none" officeooo:rsid="001af994"/>
    </style:style>
    <style:style style:name="T15" style:family="text">
      <style:text-properties style:font-name="LM Mono 10"/>
    </style:style>
    <style:style style:name="T16" style:family="text">
      <style:text-properties style:font-name="LM Mono 10" officeooo:rsid="0011ec2f"/>
    </style:style>
    <style:style style:name="T17" style:family="text">
      <style:text-properties fo:color="#2a6099"/>
    </style:style>
    <style:style style:name="T18" style:family="text">
      <style:text-properties fo:color="#2a6099" style:font-name="LM Mono 10"/>
    </style:style>
    <style:style style:name="T19" style:family="text">
      <style:text-properties fo:color="#2a6099" style:text-line-through-style="none" style:text-line-through-type="none"/>
    </style:style>
    <style:style style:name="T20" style:family="text">
      <style:text-properties fo:color="#2a6099" style:text-line-through-style="none" style:text-line-through-type="none" style:font-name="LM Mono 10"/>
    </style:style>
    <style:style style:name="T21" style:family="text">
      <style:text-properties fo:color="#2a6099" style:text-line-through-style="none" style:text-line-through-type="none" style:font-name="LM Mono 10" officeooo:rsid="0011cbf7"/>
    </style:style>
    <style:style style:name="T22" style:family="text">
      <style:text-properties fo:color="#2a6099" style:text-line-through-style="none" style:text-line-through-type="none" style:font-name="LM Mono 10" officeooo:rsid="00178dc2"/>
    </style:style>
    <style:style style:name="T23" style:family="text">
      <style:text-properties fo:color="#2a6099" style:text-line-through-style="none" style:text-line-through-type="none" officeooo:rsid="001af994"/>
    </style:style>
    <style:style style:name="T24" style:family="text">
      <style:text-properties officeooo:rsid="00158e8b"/>
    </style:style>
    <style:style style:name="T25" style:family="text">
      <style:text-properties officeooo:rsid="001af99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How to run update pipeline of the Coronavirus Structural Task Force</text:p>
      <text:p text:style-name="P1"/>
      <text:p text:style-name="P1">The update pipeline begins with the weekly updates on wednesday with Max’ part, followed by the updates from Yunyun and Gianluca.<text:line-break/>All in all, it looks out for new SARS-CoV and SARS-CoV-2 structures in the PDB or updated versions of already found PDB entries. Afterwards, a few tools run over those new structures and generate some additional data.</text:p>
      <text:p text:style-name="P1"/>
      <text:p text:style-name="P1"/>
      <text:p text:style-name="P2">Update Part 1: Finding new or revised structures</text:p>
      <text:p text:style-name="P1"/>
      <text:p text:style-name="P1">This part is run first and updates the database as well as the folders in the repository. Next, follows an extensive step by step instruction for running the update:</text:p>
      <text:p text:style-name="P1"/>
      <text:p text:style-name="P4">1. cd to the directory with the git repo and check your branch<text:line-break/><text:span text:style-name="T18">~/coronavirus_structural_task_force</text:span><text:span text:style-name="T15">$ git status</text:span></text:p>
      <text:p text:style-name="P4"/>
      <text:p text:style-name="P4">2. switch to the master branch and download the latest state. Repeat for the update branch (pipeline2_integration)</text:p>
      <text:p text:style-name="P6"><text:span text:style-name="T17">~/coronavirus_structural_task_force</text:span>$ git checkout master<text:line-break/><text:span text:style-name="T17">~/coronavirus_structural_task_force</text:span>$ git pull</text:p>
      <text:p text:style-name="P6"><text:span text:style-name="T17">~/coronavirus_structural_task_force</text:span>$ git checkout pipeline2_integration<text:line-break/><text:span text:style-name="T17">~/coronavirus_structural_task_force</text:span>$ git pull</text:p>
      <text:p text:style-name="P4"/>
      <text:p text:style-name="P4">3. Make sure, that you are on pipeline2_integration. Now merge the master into this branch.<text:line-break/>When you do git status, it tells you the current branch.</text:p>
      <text:p text:style-name="P6"><text:span text:style-name="T17">~/coronavirus_structural_task_force</text:span>$ git merge master</text:p>
      <text:p text:style-name="P4"/>
      <text:p text:style-name="P5">4<text:span text:style-name="T24">a</text:span>. now cd into the folder with the update scripts and launch them. First start it for SARS-CoV-2.<text:line-break/><text:span text:style-name="T18">~/coronavirus_structural_task_force</text:span><text:span text:style-name="T15">$ cd utils/Update_pipeline/<text:line-break/></text:span><text:span text:style-name="T18">~/coronavirus_structural_task_force/utils/Update_pipeline</text:span><text:span text:style-name="T15">$ </text:span><text:span text:style-name="T16">python3 tcp_run.p</text:span><text:span text:style-name="T4">y -t SARS-CoV-2</text:span></text:p>
      <text:p text:style-name="P9"><text:span text:style-name="T2"/></text:p>
      <text:p text:style-name="P10"><text:span text:style-name="T2">T</text:span><text:span text:style-name="T1">his process takes some time and runs the full update for SARS-CoV-2. After termination of the process, check the weekly report generated in the weekly_reports directory. If there is no line with “not_assigned”, then the update ran fine and is ready. Otherwise, check step 5.<text:line-break/></text:span><text:span text:style-name="T12">Also, check if the terminal shows at the end the line “Scan was succesful, no errors found!”. If not, check step 6.</text:span><text:span text:style-name="T1"><text:line-break/><text:line-break/>4b. Navigate back to the root of the repo and commit and push your changes.<text:line-break/></text:span><text:span text:style-name="T21">~/coronavirus_structural_task_force/utils/Update_pipeline</text:span><text:span text:style-name="T5">$ cd ../..<text:line-break/></text:span><text:span text:style-name="T21">~/coronavirus_structural_task_force</text:span><text:span text:style-name="T5">$ </text:span><text:span text:style-name="T3">git add .</text:span></text:p>
      <text:p text:style-name="P11"><text:span text:style-name="T20">~/coronavirus_structural_task_force</text:span><text:span text:style-name="T3">$ </text:span><text:span text:style-name="T6">git commit -m “weekly update, YYYY-MM-DD, SARS-CoV-2”<text:line-break/></text:span><text:span text:style-name="T20">~/coronavirus_structural_task_force</text:span><text:span text:style-name="T3">$ </text:span><text:span text:style-name="T6">git push</text:span></text:p>
      <text:p text:style-name="P11"><text:span text:style-name="T6"/></text:p>
      <text:p text:style-name="P12"><text:span text:style-name="T10">Remember to enter the current date and to state the right taxonomy. If there are not_assigned proteins or other problems, you may state this in the message as well.<text:line-break/>In order to push the update, you require an account with access to the repository. The push </text:span><text:soft-page-break/><text:span text:style-name="T10">command asks for your git username and a password. Recently, the use of passwords was omitted and you require an access token instead.</text:span></text:p>
      <text:p text:style-name="P8"><text:span text:style-name="T6"/></text:p>
      <text:p text:style-name="P12"><text:span text:style-name="T10">5. in case of not_assigned proteins, the script was not able to automatically determine to which protein the </text:span><text:span text:style-name="T11">PDB</text:span><text:span text:style-name="T10"> entry belongs to, </text:span><text:span text:style-name="T11">probably due to a too short sequence and/or sequence alignment. Skip to the next step, if this is not the case right now.<text:line-break/>Checkout the online PDB page of the respective entry. </text:span><text:span text:style-name="T12">This gives usually good clues to which protein the entry belongs to. Afterwards, you can manually assign the protein with:</text:span></text:p>
      <text:p text:style-name="P15"><text:span text:style-name="T22">~/coronavirus_structural_task_force/utils/Update_pipeline</text:span><text:span text:style-name="T7">$ </text:span><text:span text:style-name="T4">python3 tcp_</text:span><text:span text:style-name="T7">manual</text:span><text:span text:style-name="T4">.py -t SARS-CoV-2 -</text:span><text:span text:style-name="T7">pdb </text:span><text:span text:style-name="T8">&lt;pdb-id&gt; -p &lt;protein_name&gt;</text:span></text:p>
      <text:p text:style-name="P15"><text:span text:style-name="T8"/></text:p>
      <text:p text:style-name="P16"><text:span text:style-name="T13">where -t takes the taxonomy, -pdb the PDB identifier and -p the protein name, which should be exactly (!!!) as the corresponding name of the folder in the repository (spike for example is named “surface_glycoprotein”). Wrong names could destroy the functionality of following scripts.</text:span></text:p>
      <text:p text:style-name="P15"><text:span text:style-name="T7"/></text:p>
      <text:p text:style-name="P13"><text:span text:style-name="T12">6. </text:span><text:span text:style-name="T1">If the regular run did not lead to the line “</text:span><text:span text:style-name="T12">Scan was succesful, no errors found!”, </text:span><text:span text:style-name="T1">errors were introduced into the database. This requires a good investigation of someone familiar with the code and shouldn’t be fatal for further scipts along the way. However, if you have to fix this, checkout the code of the scipt “analyze_and_fix_dataframe.py”. Use its functions to first, detect which kind of errors you have exactly and second, to fix directly wrong database entries. In order to fix such errors complelty for the future, you would also have to find out the source of the error.</text:span></text:p>
      <text:p text:style-name="P13"><text:span text:style-name="T1"/></text:p>
      <text:p text:style-name="P14"><text:span text:style-name="T1">7. After additional changes, remember to commit and push the changes.<text:line-break/>Repeat steps 4a up to 6 for SARS-CoV.</text:span></text:p>
      <text:p text:style-name="P14"><text:span text:style-name="T1"/></text:p>
      <text:p text:style-name="P14"><text:span text:style-name="T1">8. If all changes are pushed, checkout to the master and merge all changes. Push the new commits from the merge as well.<text:line-break/></text:span><text:span text:style-name="T21">~/coronavirus_structural_task_force</text:span><text:span text:style-name="T5">$ git checkout master</text:span></text:p>
      <text:p text:style-name="P17"><text:span text:style-name="T21">~/coronavirus_structural_task_force</text:span><text:span text:style-name="T5">$ git </text:span><text:span text:style-name="T9">merge pipeline2_integration</text:span></text:p>
      <text:p text:style-name="P7"><text:span text:style-name="T23">~/coronavirus_structural_task_force</text:span><text:span text:style-name="T9">$ git </text:span><text:span text:style-name="T14">push</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eeSans1" svg:font-family="FreeSans" style:font-family-generic="swiss"/>
    <style:font-face style:name="LM Mono 10" svg:font-family="'LM Mono 10'"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Maximilian Edich</meta:initial-creator>
    <meta:creation-date>2021-09-21T13:13:44.903639936</meta:creation-date>
    <dc:date>2021-09-21T14:13:56.848909754</dc:date>
    <dc:creator>Maximilian Edich</dc:creator>
    <meta:editing-duration>PT29M18S</meta:editing-duration>
    <meta:editing-cycles>8</meta:editing-cycles>
    <meta:generator>LibreOffice/6.4.7.2$Linux_X86_64 LibreOffice_project/40$Build-2</meta:generator>
    <meta:document-statistic meta:table-count="0" meta:image-count="0" meta:object-count="0" meta:page-count="2" meta:paragraph-count="22" meta:word-count="659" meta:character-count="4457" meta:non-whitespace-character-count="3819"/>
  </office:meta>
</office:document-meta>
</file>